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late on tim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p>
      <text:p text:style-name="P2"/>
      <text:p text:style-name="P2"/>
      <text:p text:style-name="P2"/>
      <text:p text:style-name="P2"/>
      <text:p text:style-name="P2"/>
      <text:p text:style-name="P2">“I’ll capture you yet!”</text:p>
      <text:p text:style-name="P2"><text:span text:style-name="T1">...Am I a Pokémon?</text:span></text:p>
      <text:p text:style-name="P2"/>
      <text:p text:style-name="P2"/>
      <text:p text:style-name="P2">Usually she would have handled that situation without an issue, but because she hadn’t put a smile on, she’d been backed into a corn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